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LOOP</text:p>
          </table:table-cell>
        </table:table-row>
        <table:table-row table:style-name="ro1">
          <table:table-cell office:value-type="float" office:value="104.120003" calcext:value-type="float">
            <text:p>104.120003</text:p>
          </table:table-cell>
          <table:table-cell office:value-type="float" office:value="14.72005" calcext:value-type="float">
            <text:p>14.72005</text:p>
          </table:table-cell>
        </table:table-row>
        <table:table-row table:style-name="ro1">
          <table:table-cell office:value-type="float" office:value="104.120003" calcext:value-type="float">
            <text:p>104.120003</text:p>
          </table:table-cell>
          <table:table-cell office:value-type="float" office:value="14.75547" calcext:value-type="float">
            <text:p>14.75547</text:p>
          </table:table-cell>
        </table:table-row>
        <table:table-row table:style-name="ro1">
          <table:table-cell office:value-type="float" office:value="108.279999" calcext:value-type="float">
            <text:p>108.279999</text:p>
          </table:table-cell>
          <table:table-cell office:value-type="float" office:value="14.54286" calcext:value-type="float">
            <text:p>14.54286</text:p>
          </table:table-cell>
        </table:table-row>
        <table:table-row table:style-name="ro1">
          <table:table-cell office:value-type="float" office:value="108.129997" calcext:value-type="float">
            <text:p>108.129997</text:p>
          </table:table-cell>
          <table:table-cell office:value-type="float" office:value="14.36845" calcext:value-type="float">
            <text:p>14.36845</text:p>
          </table:table-cell>
        </table:table-row>
        <table:table-row table:style-name="ro1">
          <table:table-cell office:value-type="float" office:value="45.939999" calcext:value-type="float">
            <text:p>45.939999</text:p>
          </table:table-cell>
          <table:table-cell office:value-type="float" office:value="8.36128" calcext:value-type="float">
            <text:p>8.36128</text:p>
          </table:table-cell>
        </table:table-row>
        <table:table-row table:style-name="ro1">
          <table:table-cell office:value-type="float" office:value="102.699997" calcext:value-type="float">
            <text:p>102.699997</text:p>
          </table:table-cell>
          <table:table-cell office:value-type="float" office:value="14.36669" calcext:value-type="float">
            <text:p>14.36669</text:p>
          </table:table-cell>
        </table:table-row>
        <table:table-row table:style-name="ro1">
          <table:table-cell office:value-type="float" office:value="44.970001" calcext:value-type="float">
            <text:p>44.970001</text:p>
          </table:table-cell>
          <table:table-cell office:value-type="float" office:value="14.75625" calcext:value-type="float">
            <text:p>14.75625</text:p>
          </table:table-cell>
        </table:table-row>
        <table:table-row table:style-name="ro1">
          <table:table-cell office:value-type="float" office:value="104.709999" calcext:value-type="float">
            <text:p>104.709999</text:p>
          </table:table-cell>
          <table:table-cell office:value-type="float" office:value="14.64032" calcext:value-type="float">
            <text:p>14.64032</text:p>
          </table:table-cell>
        </table:table-row>
        <table:table-row table:style-name="ro1">
          <table:table-cell office:value-type="float" office:value="108.400002" calcext:value-type="float">
            <text:p>108.400002</text:p>
          </table:table-cell>
          <table:table-cell office:value-type="float" office:value="14.38479" calcext:value-type="float">
            <text:p>14.38479</text:p>
          </table:table-cell>
        </table:table-row>
        <table:table-row table:style-name="ro1">
          <table:table-cell office:value-type="float" office:value="108.360001" calcext:value-type="float">
            <text:p>108.360001</text:p>
          </table:table-cell>
          <table:table-cell office:value-type="float" office:value="14.38966" calcext:value-type="float">
            <text:p>14.38966</text:p>
          </table:table-cell>
        </table:table-row>
        <table:table-row table:style-name="ro1">
          <table:table-cell office:value-type="float" office:value="108.389999" calcext:value-type="float">
            <text:p>108.389999</text:p>
          </table:table-cell>
          <table:table-cell office:value-type="float" office:value="14.6025" calcext:value-type="float">
            <text:p>14.6025</text:p>
          </table:table-cell>
        </table:table-row>
        <table:table-row table:style-name="ro1">
          <table:table-cell office:value-type="float" office:value="103.599998" calcext:value-type="float">
            <text:p>103.599998</text:p>
          </table:table-cell>
          <table:table-cell office:value-type="float" office:value="14.36412" calcext:value-type="float">
            <text:p>14.36412</text:p>
          </table:table-cell>
        </table:table-row>
        <table:table-row table:style-name="ro1">
          <table:table-cell office:value-type="float" office:value="108.300003" calcext:value-type="float">
            <text:p>108.300003</text:p>
          </table:table-cell>
          <table:table-cell office:value-type="float" office:value="14.94788" calcext:value-type="float">
            <text:p>14.94788</text:p>
          </table:table-cell>
        </table:table-row>
        <table:table-row table:style-name="ro1">
          <table:table-cell office:value-type="float" office:value="103.370003" calcext:value-type="float">
            <text:p>103.370003</text:p>
          </table:table-cell>
          <table:table-cell office:value-type="float" office:value="14.36808" calcext:value-type="float">
            <text:p>14.36808</text:p>
          </table:table-cell>
        </table:table-row>
        <table:table-row table:style-name="ro1">
          <table:table-cell office:value-type="float" office:value="103.629997" calcext:value-type="float">
            <text:p>103.629997</text:p>
          </table:table-cell>
          <table:table-cell office:value-type="float" office:value="14.36391" calcext:value-type="float">
            <text:p>14.36391</text:p>
          </table:table-cell>
        </table:table-row>
        <table:table-row table:style-name="ro1">
          <table:table-cell office:value-type="float" office:value="104.550003" calcext:value-type="float">
            <text:p>104.550003</text:p>
          </table:table-cell>
          <table:table-cell office:value-type="float" office:value="14.6393" calcext:value-type="float">
            <text:p>14.6393</text:p>
          </table:table-cell>
        </table:table-row>
        <table:table-row table:style-name="ro1">
          <table:table-cell office:value-type="float" office:value="108.360001" calcext:value-type="float">
            <text:p>108.360001</text:p>
          </table:table-cell>
          <table:table-cell office:value-type="float" office:value="8.61885" calcext:value-type="float">
            <text:p>8.61885</text:p>
          </table:table-cell>
        </table:table-row>
        <table:table-row table:style-name="ro1">
          <table:table-cell office:value-type="float" office:value="108.290001" calcext:value-type="float">
            <text:p>108.290001</text:p>
          </table:table-cell>
          <table:table-cell office:value-type="float" office:value="14.3679" calcext:value-type="float">
            <text:p>14.3679</text:p>
          </table:table-cell>
        </table:table-row>
        <table:table-row table:style-name="ro1">
          <table:table-cell office:value-type="float" office:value="108.300003" calcext:value-type="float">
            <text:p>108.300003</text:p>
          </table:table-cell>
          <table:table-cell office:value-type="float" office:value="14.90842" calcext:value-type="float">
            <text:p>14.90842</text:p>
          </table:table-cell>
        </table:table-row>
        <table:table-row table:style-name="ro1">
          <table:table-cell office:value-type="float" office:value="104.050003" calcext:value-type="float">
            <text:p>104.050003</text:p>
          </table:table-cell>
          <table:table-cell office:value-type="float" office:value="14.34707" calcext:value-type="float">
            <text:p>14.34707</text:p>
          </table:table-cell>
        </table:table-row>
        <table:table-row table:style-name="ro1">
          <table:table-cell office:value-type="float" office:value="104.099998" calcext:value-type="float">
            <text:p>104.099998</text:p>
          </table:table-cell>
          <table:table-cell office:value-type="float" office:value="14.51558" calcext:value-type="float">
            <text:p>14.51558</text:p>
          </table:table-cell>
        </table:table-row>
        <table:table-row table:style-name="ro1">
          <table:table-cell office:value-type="float" office:value="104.059998" calcext:value-type="float">
            <text:p>104.059998</text:p>
          </table:table-cell>
          <table:table-cell office:value-type="float" office:value="15.25644" calcext:value-type="float">
            <text:p>15.25644</text:p>
          </table:table-cell>
        </table:table-row>
        <table:table-row table:style-name="ro1">
          <table:table-cell office:value-type="float" office:value="108.290001" calcext:value-type="float">
            <text:p>108.290001</text:p>
          </table:table-cell>
          <table:table-cell office:value-type="float" office:value="14.36439" calcext:value-type="float">
            <text:p>14.36439</text:p>
          </table:table-cell>
        </table:table-row>
        <table:table-row table:style-name="ro1">
          <table:table-cell office:value-type="float" office:value="104.739998" calcext:value-type="float">
            <text:p>104.739998</text:p>
          </table:table-cell>
          <table:table-cell office:value-type="float" office:value="14.63412" calcext:value-type="float">
            <text:p>14.63412</text:p>
          </table:table-cell>
        </table:table-row>
        <table:table-row table:style-name="ro1">
          <table:table-cell office:value-type="float" office:value="104.169998" calcext:value-type="float">
            <text:p>104.169998</text:p>
          </table:table-cell>
          <table:table-cell office:value-type="float" office:value="15.05982" calcext:value-type="float">
            <text:p>15.05982</text:p>
          </table:table-cell>
        </table:table-row>
        <table:table-row table:style-name="ro1">
          <table:table-cell table:formula="of:= AVERAGE([.A2:.A26])" office:value-type="float" office:value="101.0372002" calcext:value-type="float">
            <text:p>101.0372002</text:p>
          </table:table-cell>
          <table:table-cell table:formula="of:=AVERAGE([.B2:.B26])" office:value-type="float" office:value="14.105768" calcext:value-type="float">
            <text:p>14.1057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4">00/00/0000</text:date>, <text:time style:data-style-name="N2" text:time-value="17:53:34.8035764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17:51:43.292394460</meta:creation-date>
    <dc:date>2016-09-24T17:53:55.039950479</dc:date>
    <meta:editing-duration>PT26S</meta:editing-duration>
    <meta:editing-cycles>4</meta:editing-cycles>
    <meta:generator>LibreOffice/4.2.8.2$Linux_X86_64 LibreOffice_project/420m0$Build-2</meta:generator>
    <meta:document-statistic meta:table-count="1" meta:cell-count="54" meta:object-count="0"/>
  </office:meta>
</office:document-meta>
</file>